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6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6.11pt" fo:break-before="auto" style:use-optimal-row-height="true"/>
    </style:style>
    <style:style style:name="ro4" style:family="table-row">
      <style:table-row-properties style:row-height="108.96pt" fo:break-before="auto" style:use-optimal-row-height="true"/>
    </style:style>
    <style:style style:name="ro5" style:family="table-row">
      <style:table-row-properties style:row-height="149.24pt" fo:break-before="auto" style:use-optimal-row-height="true"/>
    </style:style>
    <style:style style:name="ro6" style:family="table-row">
      <style:table-row-properties style:row-height="229.8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style:text-underline-style="solid" style:text-underline-width="auto" style:text-underline-color="font-color" fo:country="US" style:country-asian="US" style:country-complex="SA" style:font-name-asian="Times New Roman" style:font-name-complex="Calibri" style:font-size-asian="11pt" style:font-size-complex="11pt"/>
    </style:style>
    <style:style style:name="T2" style:family="text">
      <style:text-properties style:font-name="Calibri" fo:font-size="11pt" fo:country="US" style:country-asian="US" style:country-complex="SA" style:font-name-asian="Times New Roman" style:font-name-complex="Calibri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eer Evaluation for Lab 2 –Chapters 13, 14 and 15</text:p>
          </table:table-cell>
          <table:table-cell/>
        </table:table-row>
        <table:table-row table:style-name="ro2">
          <table:table-cell office:value-type="string" calcext:value-type="string">
            <text:p>Your name: <text:s/>(Your lab is the one being evaluated)</text:p>
          </table:table-cell>
          <table:table-cell table:style-name="ce2"/>
        </table:table-row>
        <table:table-row table:style-name="ro2">
          <table:table-cell office:value-type="string" calcext:value-type="string">
            <text:p>Name(s) of peer evaluator(s)</text:p>
          </table:table-cell>
          <table:table-cell table:style-name="ce2"/>
        </table:table-row>
        <table:table-row table:style-name="ro2">
          <table:table-cell office:value-type="string" calcext:value-type="string">
            <text:p>Date:</text:p>
          </table:table-cell>
          <table:table-cell table:style-name="ce2"/>
        </table:table-row>
        <table:table-row table:style-name="ro2">
          <table:table-cell table:style-name="ce3"/>
          <table:table-cell/>
        </table:table-row>
        <table:table-row table:style-name="ro3">
          <table:table-cell table:style-name="ce4" office:value-type="string" calcext:value-type="string">
            <text:p><text:span text:style-name="T1">Instructions</text:span><text:span text:style-name="T1"/>You should have already completed Lab 2.  After you and a peer have evaluated your work, you will submit this evaluation along with screen shots and source code indicated in moodle.  You may make corrections to your work as a result of the evaluation.</text:p>
          </table:table-cell>
          <table:table-cell/>
        </table:table-row>
        <table:table-row table:style-name="ro2">
          <table:table-cell table:style-name="ce5" office:value-type="string" calcext:value-type="string">
            <text:p>In Class Exercises – 15-1 #3</text:p>
          </table:table-cell>
          <table:table-cell/>
        </table:table-row>
        <table:table-row table:style-name="ro4">
          <table:table-cell office:value-type="string" calcext:value-type="string">
            <text:p>Completed Exercise?  </text:p>
            <text:p>Created a class diagram in visual studio?  Screen shot included?  </text:p>
            <text:p>Customer class implements the ICloneable interface?</text:p>
            <text:p>ICloneable is added to the class heading?</text:p>
            <text:p>Clone method is implemented with the signature expected by the framework?</text:p>
            <text:p><text:span text:style-name="T2">Test calls Clone to make copies of the customer object.</text:span></text:p>
            <text:p><text:span text:style-name="T2">Screen shot of test running is included?</text:span></text:p>
            <text:p><text:span text:style-name="T2">Source code includes Customer class as well as test for Clone?</text:span></text:p>
          </table:table-cell>
          <table:table-cell table:style-name="ce2"/>
        </table:table-row>
        <table:table-row table:style-name="ro2">
          <table:table-cell table:style-name="ce5" office:value-type="string" calcext:value-type="string">
            <text:p>In Class Exercises – 15-2 #2 </text:p>
          </table:table-cell>
          <table:table-cell/>
        </table:table-row>
        <table:table-row table:style-name="ro4">
          <table:table-cell office:value-type="string" calcext:value-type="string">
            <text:p>Completed Exercise?  </text:p>
            <text:p>Created a class diagram in visual studio?  Screen shot included?  </text:p>
            <text:p>CustomerList class implements the IEnumerable interface?</text:p>
            <text:p>IEnumerable is added to the class heading?</text:p>
            <text:p>GetEnumerator method is implemented with the signature expected by the framework?</text:p>
            <text:p><text:span text:style-name="T2">Test fills a CustomerList and iterates through the list using a foreach loop?</text:span></text:p>
            <text:p><text:span text:style-name="T2">Screen shot of test running is included?  </text:span></text:p>
            <text:p><text:span text:style-name="T2">Source code includes CustomerList class as well as test for the foreach loop?</text:span></text:p>
          </table:table-cell>
          <table:table-cell table:style-name="ce2"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5" office:value-type="string" calcext:value-type="string">
            <text:p>In Class Exercises – 13-1</text:p>
          </table:table-cell>
          <table:table-cell/>
        </table:table-row>
        <table:table-row table:style-name="ro5">
          <table:table-cell office:value-type="string" calcext:value-type="string">
            <text:p>Completed Exercise?  </text:p>
            <text:p>Created a class diagram in visual studio?  Screen shot included?  </text:p>
            <text:p>CustomerList class includes delegate and event?</text:p>
            <text:p>Delegate ChangeHander is declared?</text:p>
            <text:p>Event Changed is declared?</text:p>
            <text:p><text:span text:style-name="T2">All methods that change the list “broadcast” the Changed event?</text:span></text:p>
            <text:p><text:span text:style-name="T2">User interface responds to the Changed event?</text:span></text:p>
            <text:p>Method is written to handle the changed event, the signature of which matches the delegate?</text:p>
            <text:p><text:span text:style-name="T2">Form load event handler “wires up” the method to the event?</text:span></text:p>
            <text:p>Screen shot of application running is included?  </text:p>
            <text:p><text:span text:style-name="T2">Source code includes CustomerList class as well as event handlers/methods from UI?</text:span></text:p>
          </table:table-cell>
          <table:table-cell table:style-name="ce2"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5" office:value-type="string" calcext:value-type="string">
            <text:p>MTD Hand and PrivateTrain Classes</text:p>
          </table:table-cell>
          <table:table-cell/>
        </table:table-row>
        <table:table-row table:style-name="ro6">
          <table:table-cell office:value-type="string" calcext:value-type="string">
            <text:p>Completed Hand Class?  </text:p>
            <text:p>Created a class diagram in visual studio?  Screen shot included?  </text:p>
            <text:p>Instance variables are camelCase and private?</text:p>
            <text:p>Property/Method names are TitleCase?  Properties/Methods are public?</text:p>
            <text:p>Implements an appropriate set of properties/methods?</text:p>
            <text:p>Implements interfaces?</text:p>
            <text:p>Raises events?</text:p>
            <text:p>Source code includes Hand class as well as test program?</text:p>
            <text:p>Completed (Private) Train Class?  </text:p>
            <text:p><text:span text:style-name="T2">Created a class diagram in visual studio?  Screen shot included? </text:span></text:p>
            <text:p>Is derived from (Public) Train class? </text:p>
            <text:p>Instance variables are camelCase and private?  Instance variables include only functionality that is new to the class?</text:p>
            <text:p><text:span text:style-name="T2">Constructors call the appropriate constructor on the base class?</text:span></text:p>
            <text:p>Property/Method names are TitleCase?  Properties/Methods are public?  Implements only methods that add or override functionality in the base class?</text:p>
            <text:p>Implements interfaces?</text:p>
            <text:p>Raises events?</text:p>
            <text:p><text:span text:style-name="T2">Source code includes PrivateTrain class as well as test program?</text:span></text:p>
          </table:table-cell>
          <table:table-cell table:style-name="ce2"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5" office:value-type="string" calcext:value-type="string">
            <text:p>Programming style for all programs</text:p>
          </table:table-cell>
          <table:table-cell/>
        </table:table-row>
        <table:table-row table:style-name="ro2">
          <table:table-cell office:value-type="string" calcext:value-type="string">
            <text:p>Is proper indentation used? <text:s/>Is each property/method indented properly? <text:s/>Is each control structure indented properly?</text:p>
          </table:table-cell>
          <table:table-cell table:style-name="ce2"/>
        </table:table-row>
        <table:table-row table:style-name="ro2">
          <table:table-cell office:value-type="string" calcext:value-type="string">
            <text:p>Are comments used appropriately?</text:p>
          </table:table-cell>
          <table:table-cell table:style-name="ce2"/>
        </table:table-row>
        <table:table-row table:style-name="ro2">
          <table:table-cell office:value-type="string" calcext:value-type="string">
            <text:p>Do variable names use camel case? (camelCase for example)</text:p>
          </table:table-cell>
          <table:table-cell table:style-name="ce2"/>
        </table:table-row>
        <table:table-row table:style-name="ro2">
          <table:table-cell office:value-type="string" calcext:value-type="string">
            <text:p>Do property/method names use Title Case (or Pascal Case?)</text:p>
          </table:table-cell>
          <table:table-cell table:style-name="ce2"/>
        </table:table-row>
        <table:table-row table:style-name="ro2"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General comments and notes:</text:p>
          </table:table-cell>
          <table:table-cell/>
        </table:table-row>
        <table:table-row table:style-name="ro2">
          <table:table-cell table:style-name="ce6" office:value-type="string" calcext:value-type="string">
            <text:p>Screen Shots and Source C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/5.1.3.2$Windows_x86 LibreOffice_project/644e4637d1d8544fd9f56425bd6cec110e49301b</meta:generator>
  </office:meta>
</office:document-meta>
</file>